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 style:master-page-name="HTML">
      <style:paragraph-properties style:page-number="auto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hulsaha@ubuntu</text:span>:<text:span text:style-name="T2">~/pythonCode/DockerPyProj</text:span>$ sudo -s</text:p>
      <text:p text:style-name="Preformatted_20_Text">[sudo] password for rahulsaha:</text:p>
      <text:p text:style-name="Preformatted_20_Text"><text:span text:style-name="T1">root@ubuntu</text:span>:<text:span text:style-name="T2">~/pythonCode/DockerPyProj</text:span># docker build -t mytestimage .</text:p>
      <text:p text:style-name="Preformatted_20_Text">Sending build context to Docker daemon <text:s/>4.608kB</text:p>
      <text:p text:style-name="Preformatted_20_Text">Step 1/6 : FROM python:3.8</text:p>
      <text:p text:style-name="Preformatted_20_Text">3.8: Pulling from library/python</text:p>
      <text:p text:style-name="Preformatted_20_Text">57df1a1f1ad8: Pull complete</text:p>
      <text:p text:style-name="Preformatted_20_Text">71e126169501: Pull complete</text:p>
      <text:p text:style-name="Preformatted_20_Text">1af28a55c3f3: Pull complete</text:p>
      <text:p text:style-name="Preformatted_20_Text">03f1c9932170: Pull complete</text:p>
      <text:p text:style-name="Preformatted_20_Text">65b3db15f518: Pull complete</text:p>
      <text:p text:style-name="Preformatted_20_Text">3e3b8947ed83: Pull complete</text:p>
      <text:p text:style-name="Preformatted_20_Text">a4850b8bdbb7: Pull complete</text:p>
      <text:p text:style-name="Preformatted_20_Text">416533994968: Pull complete</text:p>
      <text:p text:style-name="Preformatted_20_Text">1b580f9ce4ce: Pull complete</text:p>
      <text:p text:style-name="Preformatted_20_Text">Digest: sha256:e9b7e3b4e9569808066c5901b8a9ad315a9f14ae8d3949ece22ae339fff2cad0</text:p>
      <text:p text:style-name="Preformatted_20_Text">Status: Downloaded newer image for python:3.8</text:p>
      <text:p text:style-name="Preformatted_20_Text"><text:s/>---&gt; 28a4c88cdbbf</text:p>
      <text:p text:style-name="Preformatted_20_Text">Step 2/6 : WORKDIR /code</text:p>
      <text:p text:style-name="Preformatted_20_Text"><text:s/>---&gt; Running in 8d0442d19b22</text:p>
      <text:p text:style-name="Preformatted_20_Text">Removing intermediate container 8d0442d19b22</text:p>
      <text:p text:style-name="Preformatted_20_Text"><text:s/>---&gt; e1020ae2b933</text:p>
      <text:p text:style-name="Preformatted_20_Text">Step 3/6 : COPY requirements.txt .</text:p>
      <text:p text:style-name="Preformatted_20_Text"><text:s/>---&gt; 7af313c988ff</text:p>
      <text:p text:style-name="Preformatted_20_Text">Step 4/6 : RUN pip install -r requirements.txt</text:p>
      <text:p text:style-name="Preformatted_20_Text"><text:s/>---&gt; Running in 3dfa3e59ddf1</text:p>
      <text:p text:style-name="Preformatted_20_Text">Collecting numpy==1.16.6</text:p>
      <text:p text:style-name="Preformatted_20_Text"><text:s text:c="2"/>Downloading numpy-1.16.6.zip (5.1 MB)</text:p>
      <text:p text:style-name="Preformatted_20_Text">Building wheels for collected packages: numpy</text:p>
      <text:p text:style-name="Preformatted_20_Text"><text:s text:c="2"/>Building wheel for numpy (setup.py): started</text:p>
      <text:p text:style-name="Preformatted_20_Text"><text:s text:c="2"/>Building wheel for numpy (setup.py): still running...</text:p>
      <text:p text:style-name="Preformatted_20_Text"><text:s text:c="2"/>Building wheel for numpy (setup.py): still running...</text:p>
      <text:p text:style-name="Preformatted_20_Text"><text:s text:c="2"/>Building wheel for numpy (setup.py): still running...</text:p>
      <text:p text:style-name="Preformatted_20_Text"><text:s text:c="2"/>Building wheel for numpy (setup.py): finished with status &amp;apos;done&amp;apos;</text:p>
      <text:p text:style-name="Preformatted_20_Text"><text:s text:c="2"/>Created wheel for numpy: filename=numpy-1.16.6-cp38-cp38-linux_x86_64.whl size=13807057 sha256=3d5925769ecec1a6ebf3180793ac73d40aa2388c4ae8223a3d721214a0bba1ac</text:p>
      <text:p text:style-name="Preformatted_20_Text"><text:s text:c="2"/>Stored in directory: /root/.cache/pip/wheels/22/6f/a6/069db0c95f9bb6b73e07da014891c58460fef1eb84f49576f0</text:p>
      <text:p text:style-name="Preformatted_20_Text">Successfully built numpy</text:p>
      <text:p text:style-name="Preformatted_20_Text">Installing collected packages: numpy</text:p>
      <text:p text:style-name="Preformatted_20_Text">Successfully installed numpy-1.16.6</text:p>
      <text:p text:style-name="Preformatted_20_Text">Removing intermediate container 3dfa3e59ddf1</text:p>
      <text:p text:style-name="Preformatted_20_Text"><text:s/>---&gt; 1df4ec14fe3a</text:p>
      <text:p text:style-name="Preformatted_20_Text">Step 5/6 : COPY src/ .</text:p>
      <text:p text:style-name="Preformatted_20_Text"><text:s/>---&gt; 41a1ec980f68</text:p>
      <text:p text:style-name="Preformatted_20_Text">Step 6/6 : CMD [ "python", "./testScript.py" ]</text:p>
      <text:p text:style-name="Preformatted_20_Text"><text:s/>---&gt; Running in b04056026cc0</text:p>
      <text:p text:style-name="Preformatted_20_Text">Removing intermediate container b04056026cc0</text:p>
      <text:p text:style-name="Preformatted_20_Text"><text:s/>---&gt; 43d7ac16a494</text:p>
      <text:p text:style-name="Preformatted_20_Text">Successfully built 43d7ac16a494</text:p>
      <text:p text:style-name="Preformatted_20_Text">Successfully tagged mytestimage:latest</text:p>
      <text:p text:style-name="Preformatted_20_Text"><text:span text:style-name="T1">root@ubuntu</text:span>:<text:span text:style-name="T2">~/pythonCode/DockerPyProj</text:span># docker run mytestimage</text:p>
      <text:p text:style-name="Preformatted_20_Text">3</text:p>
      <text:p text:style-name="P2"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, monospace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0T00:09:44.114605944</dc:date>
    <meta:editing-duration>PT38S</meta:editing-duration>
    <meta:editing-cycles>1</meta:editing-cycles>
    <meta:document-statistic meta:table-count="0" meta:image-count="0" meta:object-count="0" meta:page-count="1" meta:paragraph-count="52" meta:word-count="223" meta:character-count="2009" meta:non-whitespace-character-count="1821"/>
    <meta:generator>LibreOffice/6.0.7.3$Linux_X86_64 LibreOffice_project/00m0$Build-3</meta:generator>
  </office:meta>
</office:document-meta>
</file>